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3.87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14.864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2.789cm"/>
    </style:style>
    <style:style style:name="co9" style:family="table-column">
      <style:table-column-properties fo:break-before="auto" style:column-width="10.089cm"/>
    </style:style>
    <style:style style:name="co10" style:family="table-column">
      <style:table-column-properties fo:break-before="auto" style:column-width="2.618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2.873cm"/>
    </style:style>
    <style:style style:name="co13" style:family="table-column">
      <style:table-column-properties fo:break-before="auto" style:column-width="2.512cm"/>
    </style:style>
    <style:style style:name="co14" style:family="table-column">
      <style:table-column-properties fo:break-before="auto" style:column-width="6.565cm"/>
    </style:style>
    <style:style style:name="co15" style:family="table-column">
      <style:table-column-properties fo:break-before="auto" style:column-width="26.79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rses_20230913_14140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00</text:p>
          </table:table-cell>
          <table:table-cell office:value-type="float" office:value="90" calcext:value-type="float">
            <text:p>90</text:p>
          </table:table-cell>
          <table:table-cell office:value-type="float" office:value="4129234" calcext:value-type="float">
            <text:p>4129234</text:p>
          </table:table-cell>
          <table:table-cell office:value-type="string" calcext:value-type="string">
            <text:p>Reaktorsicherheit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ST 5 (1665|005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00</text:p>
          </table:table-cell>
          <table:table-cell office:value-type="float" office:value="90" calcext:value-type="float">
            <text:p>90</text:p>
          </table:table-cell>
          <table:table-cell office:value-type="float" office:value="4101725" calcext:value-type="float">
            <text:p>4101725</text:p>
          </table:table-cell>
          <table:table-cell office:value-type="string" calcext:value-type="string">
            <text:p>Solartechnik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1 (1132|203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30</text:p>
          </table:table-cell>
          <table:table-cell office:value-type="float" office:value="450" calcext:value-type="float">
            <text:p>450</text:p>
          </table:table-cell>
          <table:table-cell office:value-type="float" office:value="4126524" calcext:value-type="float">
            <text:p>4126524</text:p>
          </table:table-cell>
          <table:table-cell office:value-type="string" calcext:value-type="string">
            <text:p>Grundlagen und Verfahren der L�ttechnik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3021|026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30.01. - 02.02.2024 t�glich stattfinden wird. Vorlesung von 9-12, �bung von 13-16.30 Uhr<text:tab/>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6:30</text:p>
          </table:table-cell>
          <table:table-cell office:value-type="float" office:value="450" calcext:value-type="float">
            <text:p>450</text:p>
          </table:table-cell>
          <table:table-cell office:value-type="float" office:value="4126523" calcext:value-type="float">
            <text:p>4126523</text:p>
          </table:table-cell>
          <table:table-cell office:value-type="string" calcext:value-type="string">
            <text:p>Grundlagen und Verfahren der L�ttechnik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3021|026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30.01. - 02.02.2024 t�glich stattfinden wird. Vorlesung von 9-12, �bung von 13-16.30 Uhr<text:tab/>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15</text:p>
          </table:table-cell>
          <table:table-cell office:value-type="float" office:value="45" calcext:value-type="float">
            <text:p>45</text:p>
          </table:table-cell>
          <table:table-cell office:value-type="float" office:value="4125933" calcext:value-type="float">
            <text:p>4125933</text:p>
          </table:table-cell>
          <table:table-cell office:value-type="string" calcext:value-type="string">
            <text:p>Chemie der Verbrennung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D (1300|408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2:00</text:p>
          </table:table-cell>
          <table:table-cell office:value-type="float" office:value="90" calcext:value-type="float">
            <text:p>90</text:p>
          </table:table-cell>
          <table:table-cell office:value-type="float" office:value="4101860" calcext:value-type="float">
            <text:p>4101860</text:p>
          </table:table-cell>
          <table:table-cell office:value-type="string" calcext:value-type="string">
            <text:p>Solartechnik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1 (1132|203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15</text:p>
          </table:table-cell>
          <table:table-cell office:value-type="float" office:value="45" calcext:value-type="float">
            <text:p>45</text:p>
          </table:table-cell>
          <table:table-cell office:value-type="float" office:value="4104969" calcext:value-type="float">
            <text:p>4104969</text:p>
          </table:table-cell>
          <table:table-cell office:value-type="string" calcext:value-type="string">
            <text:p>Grundlagen der Produktentwicklung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S I (2131|101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90" calcext:value-type="float">
            <text:p>90</text:p>
          </table:table-cell>
          <table:table-cell office:value-type="float" office:value="4102157" calcext:value-type="float">
            <text:p>4102157</text:p>
          </table:table-cell>
          <table:table-cell office:value-type="string" calcext:value-type="string">
            <text:p>Fahrzeugtechnik I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IV (2354|030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90" calcext:value-type="float">
            <text:p>90</text:p>
          </table:table-cell>
          <table:table-cell office:value-type="float" office:value="4103135" calcext:value-type="float">
            <text:p>4103135</text:p>
          </table:table-cell>
          <table:table-cell office:value-type="string" calcext:value-type="string">
            <text:p>Fluidtechnik - Systeme und Komponenten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VI (2356|051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90" calcext:value-type="float">
            <text:p>90</text:p>
          </table:table-cell>
          <table:table-cell office:value-type="float" office:value="4131577" calcext:value-type="float">
            <text:p>4131577</text:p>
          </table:table-cell>
          <table:table-cell office:value-type="string" calcext:value-type="string">
            <text:p>Mikro-/Nanofertigungstechnik mit Laserstrahlung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SE 002 (1580|00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4:00</text:p>
          </table:table-cell>
          <table:table-cell office:value-type="float" office:value="90" calcext:value-type="float">
            <text:p>90</text:p>
          </table:table-cell>
          <table:table-cell office:value-type="float" office:value="4141000" calcext:value-type="float">
            <text:p>4141000</text:p>
          </table:table-cell>
          <table:table-cell office:value-type="string" calcext:value-type="string">
            <text:p>W�rmepumpensystemtechnik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Phil (1070|113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15</text:p>
          </table:table-cell>
          <table:table-cell office:value-type="float" office:value="45" calcext:value-type="float">
            <text:p>45</text:p>
          </table:table-cell>
          <table:table-cell office:value-type="float" office:value="4100368" calcext:value-type="float">
            <text:p>4100368</text:p>
          </table:table-cell>
          <table:table-cell office:value-type="string" calcext:value-type="string">
            <text:p>Strom- und W�rmeversorgungsanlagen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8 (1385|219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float" office:value="4142112" calcext:value-type="float">
            <text:p>4142112</text:p>
          </table:table-cell>
          <table:table-cell office:value-type="string" calcext:value-type="string">
            <text:p>Combustion and Gasification of Pulverised Fuel <text:s/>in a Mixture of Oxygen and Carbon Dioxid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.b.d.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float" office:value="4100035" calcext:value-type="float">
            <text:p>4100035</text:p>
          </table:table-cell>
          <table:table-cell office:value-type="string" calcext:value-type="string">
            <text:p>Dynamische Modelle f�r die Energieversorgung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V (1010|141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float" office:value="4149975" calcext:value-type="float">
            <text:p>4149975</text:p>
          </table:table-cell>
          <table:table-cell office:value-type="string" calcext:value-type="string">
            <text:p>Elektronik in mobilen Antrieben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11 (1385|218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float" office:value="4240051" calcext:value-type="float">
            <text:p>4240051</text:p>
          </table:table-cell>
          <table:table-cell office:value-type="string" calcext:value-type="string">
            <text:p>Interdisziplin�re Fabrikplanung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057 (3011|057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float" office:value="4112830" calcext:value-type="float">
            <text:p>4112830</text:p>
          </table:table-cell>
          <table:table-cell office:value-type="string" calcext:value-type="string">
            <text:p>Regenerative Energien f�r Geb�ude 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2 (1132|303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float" office:value="4123944" calcext:value-type="float">
            <text:p>4123944</text:p>
          </table:table-cell>
          <table:table-cell office:value-type="string" calcext:value-type="string">
            <text:p>Thermodynamik der Gemische (B.Sc.)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ruppe 2</text:p>
          </table:table-cell>
          <table:table-cell office:value-type="string" calcext:value-type="string">
            <text:p>VT (1100|U101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15</text:p>
          </table:table-cell>
          <table:table-cell office:value-type="float" office:value="45" calcext:value-type="float">
            <text:p>45</text:p>
          </table:table-cell>
          <table:table-cell office:value-type="float" office:value="4149974" calcext:value-type="float">
            <text:p>4149974</text:p>
          </table:table-cell>
          <table:table-cell office:value-type="string" calcext:value-type="string">
            <text:p>Elektronik in mobilen Antrieben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11 (1385|218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00</text:p>
          </table:table-cell>
          <table:table-cell office:value-type="float" office:value="90" calcext:value-type="float">
            <text:p>90</text:p>
          </table:table-cell>
          <table:table-cell office:value-type="float" office:value="4100036" calcext:value-type="float">
            <text:p>4100036</text:p>
          </table:table-cell>
          <table:table-cell office:value-type="string" calcext:value-type="string">
            <text:p>Dynamische Modelle f�r die Energieversorgung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II (1010|107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2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00</text:p>
          </table:table-cell>
          <table:table-cell office:value-type="float" office:value="90" calcext:value-type="float">
            <text:p>90</text:p>
          </table:table-cell>
          <table:table-cell office:value-type="float" office:value="4117974" calcext:value-type="float">
            <text:p>4117974</text:p>
          </table:table-cell>
          <table:table-cell office:value-type="string" calcext:value-type="string">
            <text:p>Regenerative Energien f�r Geb�ude 1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I (1010|201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05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1PV00066</text:p>
          </table:table-cell>
          <table:table-cell office:value-type="string" calcext:value-type="string">
            <text:p>Methoden der Zukunftsforschung - Technologievorausschau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05.02.202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9: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1PV00089</text:p>
          </table:table-cell>
          <table:table-cell office:value-type="string" calcext:value-type="string">
            <text:p>Methoden der Zukunftsforschung - Technologieanalys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06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6: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PV03349</text:p>
          </table:table-cell>
          <table:table-cell office:value-type="string" calcext:value-type="string">
            <text:p>Einf�hrung in die Prozessleit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ZuseLab C4 (2315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06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84730</text:p>
          </table:table-cell>
          <table:table-cell office:value-type="string" calcext:value-type="string">
            <text:p>Industrielle Umwelttechnik und Luftreinhalt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S I (2131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06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84730</text:p>
          </table:table-cell>
          <table:table-cell office:value-type="string" calcext:value-type="string">
            <text:p>Industrielle Umwelttechnik und Luftreinhalt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S II (2131|1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08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6382</text:p>
          </table:table-cell>
          <table:table-cell office:value-type="string" calcext:value-type="string">
            <text:p>Rapid Control Prototypi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�ner H�rsaal AM (Gr) (1420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9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02453</text:p>
          </table:table-cell>
          <table:table-cell office:value-type="string" calcext:value-type="string">
            <text:p>Energiesystem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1 (138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9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02453</text:p>
          </table:table-cell>
          <table:table-cell office:value-type="string" calcext:value-type="string">
            <text:p>Energiesystem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2 (1515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Roter H�rsaal AM (Ro) (1420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1 (138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achenM�nchener Halle (Aula) (1010|13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Otto Fuchs-H�rsaal (H03) (1385|003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2 (1385|1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3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1PV00144</text:p>
          </table:table-cell>
          <table:table-cell office:value-type="string" calcext:value-type="string">
            <text:p>W�rmepumpensystem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Otto Fuchs-H�rsaal (H03) (1385|003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3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61056</text:p>
          </table:table-cell>
          <table:table-cell office:value-type="string" calcext:value-type="string">
            <text:p>Energy from biofuel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Roter H�rsaal AM (Ro) (1420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3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61056</text:p>
          </table:table-cell>
          <table:table-cell office:value-type="string" calcext:value-type="string">
            <text:p>Energy from biofuel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OC (2020|13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3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3487</text:p>
          </table:table-cell>
          <table:table-cell office:value-type="string" calcext:value-type="string">
            <text:p>Regenerative Brennstoff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Roter H�rsaal AM (Ro) (1420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3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3487</text:p>
          </table:table-cell>
          <table:table-cell office:value-type="string" calcext:value-type="string">
            <text:p>Regenerative Brennstoff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OC (2020|13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3.02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3264</text:p>
          </table:table-cell>
          <table:table-cell office:value-type="string" calcext:value-type="string">
            <text:p>Technologie f�r die Kernfusio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I (1010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3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2PV00001</text:p>
          </table:table-cell>
          <table:table-cell office:value-type="string" calcext:value-type="string">
            <text:p>Herstellung elektrischer Energiespeicher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Eph (1090|32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15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1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34977</text:p>
          </table:table-cell>
          <table:table-cell office:value-type="string" calcext:value-type="string">
            <text:p>Raumfahrtantriebe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V (1010|14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9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3421" calcext:value-type="float">
            <text:p>4103421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9.02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9786</text:p>
          </table:table-cell>
          <table:table-cell office:value-type="string" calcext:value-type="string">
            <text:p>Fahrzeugtech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Roter H�rsaal AM (Ro) (1420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9.02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9786</text:p>
          </table:table-cell>
          <table:table-cell office:value-type="string" calcext:value-type="string">
            <text:p>Fahrzeugtech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�ner H�rsaal AM (Gr) (1420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9.02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9786</text:p>
          </table:table-cell>
          <table:table-cell office:value-type="string" calcext:value-type="string">
            <text:p>Fahrzeugtech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PPS H1 (231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9.02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2PV00000</text:p>
          </table:table-cell>
          <table:table-cell office:value-type="string" calcext:value-type="string">
            <text:p>Elektromobilkomponentenproduktio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EA (1270|109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9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1368" calcext:value-type="float">
            <text:p>4101368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45643</text:p>
          </table:table-cell>
          <table:table-cell office:value-type="string" calcext:value-type="string">
            <text:p>Einf�hrung in High-Performance Computing (neu WS 15/16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Sparkassenforum (nur ePruefungen) (1040|U234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3421" calcext:value-type="float">
            <text:p>4103421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1368" calcext:value-type="float">
            <text:p>4101368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23939</text:p>
          </table:table-cell>
          <table:table-cell office:value-type="string" calcext:value-type="string">
            <text:p>Grundoperationen der Verfahrens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 (1010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23939</text:p>
          </table:table-cell>
          <table:table-cell office:value-type="string" calcext:value-type="string">
            <text:p>Grundoperationen der Verfahrens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I (1010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23939</text:p>
          </table:table-cell>
          <table:table-cell office:value-type="string" calcext:value-type="string">
            <text:p>Grundoperationen der Verfahrens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S II (2131|1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23939</text:p>
          </table:table-cell>
          <table:table-cell office:value-type="string" calcext:value-type="string">
            <text:p>Grundoperationen der Verfahrens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S I (2131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23939</text:p>
          </table:table-cell>
          <table:table-cell office:value-type="string" calcext:value-type="string">
            <text:p>Grundoperationen der Verfahrens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PPS H2 (2315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4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1PV23939</text:p>
          </table:table-cell>
          <table:table-cell office:value-type="string" calcext:value-type="string">
            <text:p>Grundoperationen der Verfahrens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5 (1385|105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0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9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28970</text:p>
          </table:table-cell>
          <table:table-cell office:value-type="string" calcext:value-type="string">
            <text:p>Methoden der Modellierung von Turbomaschin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V (1010|14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1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3421" calcext:value-type="float">
            <text:p>4103421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1.02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4023</text:p>
          </table:table-cell>
          <table:table-cell office:value-type="string" calcext:value-type="string">
            <text:p>Flugzeugbau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Roter H�rsaal AM (Ro) (1420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1.02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4023</text:p>
          </table:table-cell>
          <table:table-cell office:value-type="string" calcext:value-type="string">
            <text:p>Flugzeugbau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1 (138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1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1368" calcext:value-type="float">
            <text:p>4101368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1.02.202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9969</text:p>
          </table:table-cell>
          <table:table-cell office:value-type="string" calcext:value-type="string">
            <text:p>Solar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1 (138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1.02.202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9969</text:p>
          </table:table-cell>
          <table:table-cell office:value-type="string" calcext:value-type="string">
            <text:p>Solar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RWTHmoodle-Lernraum zur Pr�fungsvor- und nachbereitung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2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3421" calcext:value-type="float">
            <text:p>4103421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2.02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0406</text:p>
          </table:table-cell>
          <table:table-cell office:value-type="string" calcext:value-type="string">
            <text:p>Grundlagen des Patent- und Gebrauchsmusterrecht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PPS H1 (231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2.02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2PV00004</text:p>
          </table:table-cell>
          <table:table-cell office:value-type="string" calcext:value-type="string">
            <text:p>Additive Fertigungsverfahren: Technologien und Prozess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2 (1515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2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1368" calcext:value-type="float">
            <text:p>4101368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3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3421" calcext:value-type="float">
            <text:p>4103421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3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1368" calcext:value-type="float">
            <text:p>4101368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: Vorlesung und �bung, die vom 19.-23.02.2024 t�glich stattfinden wird. Vorlesung von 9-12, �bung von 13-16.30 Uhr 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002</text:p>
          </table:table-cell>
          <table:table-cell office:value-type="string" calcext:value-type="string">
            <text:p>Electrochemical Conversion and Storage Systems for Mobile Propulsio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 (1010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Wiederholung aus Vorsemester, zentral gepla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002</text:p>
          </table:table-cell>
          <table:table-cell office:value-type="string" calcext:value-type="string">
            <text:p>Electrochemical Conversion and Storage Systems for Mobile Propulsio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IV (2354|03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Wiederholung aus Vorsemester, zentral gepla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002</text:p>
          </table:table-cell>
          <table:table-cell office:value-type="string" calcext:value-type="string">
            <text:p>Electrochemical Conversion and Storage Systems for Mobile Propulsio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V (2356|05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Wiederholung aus Vorsemester, zentral gepla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000</text:p>
          </table:table-cell>
          <table:table-cell office:value-type="string" calcext:value-type="string">
            <text:p>Elektrochemische Umwandlungs- und Speichersysteme f�r mobile Antrieb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 (1010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000</text:p>
          </table:table-cell>
          <table:table-cell office:value-type="string" calcext:value-type="string">
            <text:p>Elektrochemische Umwandlungs- und Speichersysteme f�r mobile Antrieb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V (2356|05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000</text:p>
          </table:table-cell>
          <table:table-cell office:value-type="string" calcext:value-type="string">
            <text:p>Elektrochemische Umwandlungs- und Speichersysteme f�r mobile Antrieb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IV (2354|03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2598" calcext:value-type="float">
            <text:p>4102598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5571</text:p>
          </table:table-cell>
          <table:table-cell office:value-type="string" calcext:value-type="string">
            <text:p>Anwendung der �hnlichkeitstheorie im Maschinenbau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D (1300|408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6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2529" calcext:value-type="float">
            <text:p>4102529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7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2598" calcext:value-type="float">
            <text:p>4102598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7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2529" calcext:value-type="float">
            <text:p>4102529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27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122</text:p>
          </table:table-cell>
          <table:table-cell office:value-type="string" calcext:value-type="string">
            <text:p>Strom- und W�rmeversorgungsanlag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I (1010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08:15</text:p>
          </table:table-cell>
          <table:table-cell office:value-type="string" calcext:value-type="string">
            <text:p>09:00</text:p>
          </table:table-cell>
          <table:table-cell office:value-type="float" office:value="45" calcext:value-type="float">
            <text:p>45</text:p>
          </table:table-cell>
          <table:table-cell office:value-type="float" office:value="4102598" calcext:value-type="float">
            <text:p>4102598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1PV69989</text:p>
          </table:table-cell>
          <table:table-cell office:value-type="string" calcext:value-type="string">
            <text:p>Software in mobilen Antrieb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5 (1385|105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2529" calcext:value-type="float">
            <text:p>4102529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9012</text:p>
          </table:table-cell>
          <table:table-cell office:value-type="string" calcext:value-type="string">
            <text:p>Werkstoffverbunde Keramik-Metall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D (1300|408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9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28964</text:p>
          </table:table-cell>
          <table:table-cell office:value-type="string" calcext:value-type="string">
            <text:p>Luftfahrtantriebe I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mazon- H�rsaal (H06) (1385|004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8.02.2024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9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28964</text:p>
          </table:table-cell>
          <table:table-cell office:value-type="string" calcext:value-type="string">
            <text:p>Luftfahrtantriebe I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I (1010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9.02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2598" calcext:value-type="float">
            <text:p>4102598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9.02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2529" calcext:value-type="float">
            <text:p>4102529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9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1PV00129</text:p>
          </table:table-cell>
          <table:table-cell office:value-type="string" calcext:value-type="string">
            <text:p>Dynamische Modelle f�r die Energieversorg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Roter H�rsaal AM (Ro) (1420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9.02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1PV00129</text:p>
          </table:table-cell>
          <table:table-cell office:value-type="string" calcext:value-type="string">
            <text:p>Dynamische Modelle f�r die Energieversorg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2 (1385|1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1.03.2024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12:00</text:p>
          </table:table-cell>
          <table:table-cell office:value-type="float" office:value="180" calcext:value-type="float">
            <text:p>180</text:p>
          </table:table-cell>
          <table:table-cell office:value-type="float" office:value="4102598" calcext:value-type="float">
            <text:p>4102598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1.03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44831</text:p>
          </table:table-cell>
          <table:table-cell office:value-type="string" calcext:value-type="string">
            <text:p>Industrieller Entwicklungsprozess von PKW-Antrieb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037 (3011|037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1.03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6:30</text:p>
          </table:table-cell>
          <table:table-cell office:value-type="float" office:value="210" calcext:value-type="float">
            <text:p>210</text:p>
          </table:table-cell>
          <table:table-cell office:value-type="float" office:value="4102529" calcext:value-type="float">
            <text:p>4102529</text:p>
          </table:table-cell>
          <table:table-cell office:value-type="string" calcext:value-type="string">
            <text:p>Werkstoffverbunde Keramik-Metalle (ab 5. Sem.)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1.22 (3021|122)</text:p>
          </table:table-cell>
          <table:table-cell table:number-columns-repeated="2"/>
          <table:table-cell office:value-type="string" calcext:value-type="string">
            <text:p>Abhaltung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s handelt sich um eine Blockveranstaltung (Vorlesung und �bung), die vom 26.02.-01.03.2024 stattfinden wird. Alternierend beim IOT und IWM.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1.03.202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9250</text:p>
          </table:table-cell>
          <table:table-cell office:value-type="string" calcext:value-type="string">
            <text:p>Dampfturbinen und Abw�rmenutz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mazon- H�rsaal (H06) (1385|004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04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1PV30012</text:p>
          </table:table-cell>
          <table:table-cell office:value-type="string" calcext:value-type="string">
            <text:p>Numerische Str�mungsmechanik I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Eph (1090|32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04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0408</text:p>
          </table:table-cell>
          <table:table-cell office:value-type="string" calcext:value-type="string">
            <text:p>Windenergi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1 (138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04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0011</text:p>
          </table:table-cell>
          <table:table-cell office:value-type="string" calcext:value-type="string">
            <text:p>Numerische Str�mungsmecha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Eph (1090|32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06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8921</text:p>
          </table:table-cell>
          <table:table-cell office:value-type="string" calcext:value-type="string">
            <text:p>Thermische Trennverfahr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1 (1515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06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8921</text:p>
          </table:table-cell>
          <table:table-cell office:value-type="string" calcext:value-type="string">
            <text:p>Thermische Trennverfahr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2 (1515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06.03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9016</text:p>
          </table:table-cell>
          <table:table-cell office:value-type="string" calcext:value-type="string">
            <text:p>Verfahren der Oberfl�chen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OC (2020|13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07.03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5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1152</text:p>
          </table:table-cell>
          <table:table-cell office:value-type="string" calcext:value-type="string">
            <text:p>Turbulente Str�mung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 (1010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8.03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1PV00041</text:p>
          </table:table-cell>
          <table:table-cell office:value-type="string" calcext:value-type="string">
            <text:p>Photovolta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EA (1270|109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1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1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05732</text:p>
          </table:table-cell>
          <table:table-cell office:value-type="string" calcext:value-type="string">
            <text:p>Modellierung technischer System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 (1010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Wiederholung aus Vorsemester, zentral gepla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1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1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05732</text:p>
          </table:table-cell>
          <table:table-cell office:value-type="string" calcext:value-type="string">
            <text:p>Modellierung technischer System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II (1010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Wiederholung aus Vorsemester, zentral gepla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1.03.202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9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9784</text:p>
          </table:table-cell>
          <table:table-cell office:value-type="string" calcext:value-type="string">
            <text:p>Thermodynamik der Gemisch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1 (1515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2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2PV33882</text:p>
          </table:table-cell>
          <table:table-cell office:value-type="string" calcext:value-type="string">
            <text:p>Leichtbau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5 (nur ePruefungen) (1132|603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2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42PV33882</text:p>
          </table:table-cell>
          <table:table-cell office:value-type="string" calcext:value-type="string">
            <text:p>Leichtbau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ZuseLab C4 (2315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2.03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6295</text:p>
          </table:table-cell>
          <table:table-cell office:value-type="string" calcext:value-type="string">
            <text:p>Regenerative Energien f�r Geb�ude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2 (1385|1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2.03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6295</text:p>
          </table:table-cell>
          <table:table-cell office:value-type="string" calcext:value-type="string">
            <text:p>Regenerative Energien f�r Geb�ude 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1 (1515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13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1 (1515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13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13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12159</text:p>
          </table:table-cell>
          <table:table-cell office:value-type="string" calcext:value-type="string">
            <text:p>Software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2 (1385|1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13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24051</text:p>
          </table:table-cell>
          <table:table-cell office:value-type="string" calcext:value-type="string">
            <text:p>Str�mung in Turbomaschinen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8 (1385|219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13.03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1857</text:p>
          </table:table-cell>
          <table:table-cell office:value-type="string" calcext:value-type="string">
            <text:p>Tribologi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13.03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4863</text:p>
          </table:table-cell>
          <table:table-cell office:value-type="string" calcext:value-type="string">
            <text:p>Fahrzeugtechnik II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13.03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4863</text:p>
          </table:table-cell>
          <table:table-cell office:value-type="string" calcext:value-type="string">
            <text:p>Fahrzeugtechnik II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V (2356|05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15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9320</text:p>
          </table:table-cell>
          <table:table-cell office:value-type="string" calcext:value-type="string">
            <text:p>Dynamische Unternehmensmodellierung und -simulatio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Sparkassenforum (nur ePruefungen) (1040|U234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15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00114</text:p>
          </table:table-cell>
          <table:table-cell office:value-type="string" calcext:value-type="string">
            <text:p>Verbrennungskraftmaschinen: Konstruktion und Mecha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2 (1385|1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15.03.2024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6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3907</text:p>
          </table:table-cell>
          <table:table-cell office:value-type="string" calcext:value-type="string">
            <text:p>Korrosion und Korrosionsschutz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 201 (1401|2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15.03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29014</text:p>
          </table:table-cell>
          <table:table-cell office:value-type="string" calcext:value-type="string">
            <text:p>Grundlagen und Verfahren der L�t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B037 (3011|037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8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1PV18147</text:p>
          </table:table-cell>
          <table:table-cell office:value-type="string" calcext:value-type="string">
            <text:p>Elektrizit�tsversorgungssystem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8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1PV18147</text:p>
          </table:table-cell>
          <table:table-cell office:value-type="string" calcext:value-type="string">
            <text:p>Elektrizit�tsversorgungssystem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01 (1385|1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18.03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1229</text:p>
          </table:table-cell>
          <table:table-cell office:value-type="string" calcext:value-type="string">
            <text:p>Einbindung regenerativer Energiesysteme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9.03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5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7489</text:p>
          </table:table-cell>
          <table:table-cell office:value-type="string" calcext:value-type="string">
            <text:p>Fertigungstech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ZuseLab C1 (2315|107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rsttermin, zentral geplant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9.03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5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7489</text:p>
          </table:table-cell>
          <table:table-cell office:value-type="string" calcext:value-type="string">
            <text:p>Fertigungstech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Sparkassenforum (nur ePruefungen) (1040|U234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9.03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5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7489</text:p>
          </table:table-cell>
          <table:table-cell office:value-type="string" calcext:value-type="string">
            <text:p>Fertigungstech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5 (nur ePruefungen) (1132|603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9.03.2024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5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7489</text:p>
          </table:table-cell>
          <table:table-cell office:value-type="string" calcext:value-type="string">
            <text:p>Fertigungstechnik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Couven-Halle (nur ePruefungen) (1072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0.03.2024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0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PV45643</text:p>
          </table:table-cell>
          <table:table-cell office:value-type="string" calcext:value-type="string">
            <text:p>Einf�hrung in High-Performance Computing (neu WS 15/16)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Sparkassenforum (nur ePruefungen) (1040|U234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20.03.2024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6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00008</text:p>
          </table:table-cell>
          <table:table-cell office:value-type="string" calcext:value-type="string">
            <text:p>Entwicklung nachhaltiger Luftfahrtantriebe I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2 (1132|303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1.03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19768</text:p>
          </table:table-cell>
          <table:table-cell office:value-type="string" calcext:value-type="string">
            <text:p>Kunststoffverarbeitung I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1.03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7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19824</text:p>
          </table:table-cell>
          <table:table-cell office:value-type="string" calcext:value-type="string">
            <text:p>Grundlagen der Produktentwickl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ZuseLab C3 (2315|21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21.03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7: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19824</text:p>
          </table:table-cell>
          <table:table-cell office:value-type="string" calcext:value-type="string">
            <text:p>Grundlagen der Produktentwickl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ZuseLab C1 (2315|107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2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1PV38484</text:p>
          </table:table-cell>
          <table:table-cell office:value-type="string" calcext:value-type="string">
            <text:p>Verfahren zur emissionsfreien Energieversorgun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2 (1132|303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2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19813</text:p>
          </table:table-cell>
          <table:table-cell office:value-type="string" calcext:value-type="string">
            <text:p>Fluidtechnik - Systeme und Komponent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Gro�er H�rsaal AM (1420|210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2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19813</text:p>
          </table:table-cell>
          <table:table-cell office:value-type="string" calcext:value-type="string">
            <text:p>Fluidtechnik - Systeme und Komponent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2 (1515|002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22.03.2024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3: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1PV19813</text:p>
          </table:table-cell>
          <table:table-cell office:value-type="string" calcext:value-type="string">
            <text:p>Fluidtechnik - Systeme und Komponent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TEMP1 (1515|00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25.03.20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6: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1PV00041</text:p>
          </table:table-cell>
          <table:table-cell office:value-type="string" calcext:value-type="string">
            <text:p>Photovolta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AH I (2350|028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5.04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2PV03349</text:p>
          </table:table-cell>
          <table:table-cell office:value-type="string" calcext:value-type="string">
            <text:p>Einf�hrung in die Prozessleit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ZuseLab C3 (2315|211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05.04.2024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3: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2PV03349</text:p>
          </table:table-cell>
          <table:table-cell office:value-type="string" calcext:value-type="string">
            <text:p>Einf�hrung in die Prozessleittechnik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Standardgruppe</text:p>
          </table:table-cell>
          <table:table-cell office:value-type="string" calcext:value-type="string">
            <text:p>HKW 5 (nur ePruefungen) (1132|603)</text:p>
          </table:table-cell>
          <table:table-cell table:number-columns-repeated="2"/>
          <table:table-cell office:value-type="string" calcext:value-type="string">
            <text:p>Pr�fungstermin</text:p>
          </table:table-cell>
          <table:table-cell office:value-type="string" calcext:value-type="string">
            <text:p>fi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3T14:38:22.272510874</dc:date>
    <meta:editing-duration>PT5M7S</meta:editing-duration>
    <meta:editing-cycles>1</meta:editing-cycles>
    <meta:document-statistic meta:table-count="1" meta:cell-count="1751" meta:object-count="0"/>
    <meta:generator>LibreOffice/7.5.5.2$Linux_X86_64 LibreOffice_project/50$Build-2</meta:generator>
  </office:meta>
</office:document-meta>
</file>